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</office:automatic-styles>
  <office:body>
    <office:text>
      <delta:tracked-changes>
        <delta:change-transaction delta:change-id="D">
          <delta:change-info>
            <dc:creator>John Smith</dc:creator>
            <dc:date>2010-06-22T09:15:00</dc:date>
          </delta:change-info>
        </delta:change-transaction>
      </delta:tracked-changes>
      <text:h text:outline-level="1" text:style-name="P1">Multiple Paragraph Merge</text:h>
      <text:p text:style-name="P2">In this example, the following paragraphs will be merged/deleted by deleting the text in between square brackets. No other changes will be made.</text:p>
      <text:p text:style-name="P2">This will remain. [<delta:merge delta:removal-change-idref="D"><delta:leading-partial-content><text:span text:style-name="T1">This will be deleted.</text:span></delta:leading-partial-content><delta:intermediate-content><text:p text:style-name="P2"><text:span text:style-name="T1">This whole paragraph will be deleted.</text:span></text:p><text:p text:style-name="P2"><text:span text:style-name="T1">And so will this one.</text:span></text:p></delta:intermediate-content><delta:trailing-partial-content><text:p text:style-name="P2"><text:span text:style-name="T1">This text will also be deleted.</text:span></text:p></delta:trailing-partial-content></delta:merge>] Ant this will remain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53:26</dc:date>
    <meta:creation-date>2010-06-22T09:46:29</meta:creation-date>
    <dc:creator>Tristan Mitchell</dc:creator>
  </office:meta>
</office:document-meta>
</file>